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85H55M29.234051S" calcext:value-type="time">
            <text:p>1285:5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3H36M23.181S" calcext:value-type="time">
            <text:p>03:3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12H00M06.017S" calcext:value-type="time">
            <text:p>12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07:40:36.4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1T13:26:40.443000000</dc:date>
    <meta:editing-duration>P56DT23H41M53S</meta:editing-duration>
    <meta:editing-cycles>1503</meta:editing-cycles>
    <meta:generator>LibreOffice/7.2.6.2$Windows_X86_64 LibreOffice_project/b0ec3a565991f7569a5a7f5d24fed7f52653d754</meta:generator>
    <dc:creator>Benjamin Laws</dc:creator>
    <meta:document-statistic meta:table-count="2" meta:cell-count="1840" meta:object-count="0"/>
  </office:meta>
</office:document-meta>
</file>